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b976" officeooo:paragraph-rsid="0014b976"/>
    </style:style>
    <style:style style:name="P2" style:family="paragraph" style:parent-style-name="Standard">
      <style:text-properties officeooo:rsid="001553ea" officeooo:paragraph-rsid="001553ea"/>
    </style:style>
    <style:style style:name="T1" style:family="text">
      <style:text-properties officeooo:rsid="001553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: application qui permet de sauvegarder plusieurs version <text:s/>d’un document en ligne avec la possibilité de revenir sur d’anciennes versions.</text:p>
      <text:p text:style-name="P1"/>
      <text:p text:style-name="P1"><text:s text:c="4"/><text:span text:style-name="T1">Démarche dans le Terminal :</text:span></text:p>
      <text:p text:style-name="P1"/>
      <text:p text:style-name="P2">ls: pour lister les fichiers en utilisant la ligne de commande</text:p>
      <text:p text:style-name="P2">ls -l : pour lister en mode liste (le contenu est le même que la ligne de commande l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0:46:38.922875092</meta:creation-date>
    <dc:date>2020-02-03T10:57:29.933271154</dc:date>
    <meta:editing-duration>PT10M5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56" meta:character-count="320" meta:non-whitespace-character-count="263"/>
  </office:meta>
</office:document-meta>
</file>